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paragraph-rsid="00003e1a" style:font-weight-asian="bold" style:font-weight-complex="bold"/>
    </style:style>
    <style:style style:name="P2" style:family="paragraph" style:parent-style-name="Standard">
      <style:text-properties style:font-name="Courier New" officeooo:paragraph-rsid="00003e1a"/>
    </style:style>
    <style:style style:name="P3" style:family="paragraph" style:parent-style-name="Standard">
      <style:text-properties style:font-name="Courier New" officeooo:rsid="00003e1a" officeooo:paragraph-rsid="00003e1a"/>
    </style:style>
    <style:style style:name="P4" style:family="paragraph" style:parent-style-name="Standard">
      <style:text-properties style:font-name="Courier New" fo:font-weight="bold" officeooo:rsid="00003e1a" officeooo:paragraph-rsid="00003e1a" style:font-weight-asian="bold" style:font-weight-complex="bold"/>
    </style:style>
    <style:style style:name="P5" style:family="paragraph" style:parent-style-name="Standard">
      <style:text-properties style:font-name="Courier New" officeooo:rsid="00003e1a" officeooo:paragraph-rsid="0000750b"/>
    </style:style>
    <style:style style:name="P6" style:family="paragraph" style:parent-style-name="Standard">
      <style:text-properties style:font-name="Courier New" fo:font-weight="bold" officeooo:rsid="0000750b" officeooo:paragraph-rsid="0000750b" style:font-weight-asian="bold" style:font-weight-complex="bold"/>
    </style:style>
    <style:style style:name="P7" style:family="paragraph" style:parent-style-name="Standard">
      <style:text-properties style:font-name="Courier New" officeooo:rsid="0000750b" officeooo:paragraph-rsid="0000750b"/>
    </style:style>
    <style:style style:name="P8" style:family="paragraph" style:parent-style-name="Standard">
      <style:text-properties style:font-name="Courier New" officeooo:rsid="00003e1a" officeooo:paragraph-rsid="00010f1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0750b"/>
    </style:style>
    <style:style style:name="T3" style:family="text">
      <style:text-properties officeooo:rsid="0001f644"/>
    </style:style>
    <style:style style:name="T4" style:family="text">
      <style:text-properties officeooo:rsid="00003e1a"/>
    </style:style>
    <style:style style:name="T5" style:family="text">
      <style:text-properties officeooo:rsid="00010f19"/>
    </style:style>
    <style:style style:name="T6" style:family="text">
      <style:text-properties style:text-underline-style="dotted" style:text-underline-width="bold" style:text-underline-color="font-color" officeooo:rsid="000075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3 </text:p>
      <text:p text:style-name="P1">Tema 4. Transformación Modelo Relacional </text:p>
      <text:p text:style-name="P1">Curso 25/26 </text:p>
      <text:p text:style-name="P1">Adrián Campos Espejo </text:p>
      <text:p text:style-name="P1"/>
      <text:p text:style-name="P1">1. Relacion transformacion de atributos y entidades</text:p>
      <text:p text:style-name="P2"/>
      <text:p text:style-name="P3">Musicos (<text:span text:style-name="T1">#id</text:span>, nombre, apellidos, tipo, nacionalidad)</text:p>
      <text:p text:style-name="P3">Grupo (<text:span text:style-name="T1">#id</text:span>, tipo, nacionalidad, nombre_artistico)</text:p>
      <text:p text:style-name="P3">Albumes (<text:span text:style-name="T1">#id</text:span>, fecha, titulo, productora)</text:p>
      <text:p text:style-name="P3">Canciones (<text:span text:style-name="T1">#id</text:span>, titulo, letra, duracion)</text:p>
      <text:p text:style-name="P3">Usuarios (<text:span text:style-name="T1">#id</text:span>, email, password, usuario)</text:p>
      <text:p text:style-name="P3"/>
      <text:p text:style-name="P4">2. Relacion transformacion de jerarquia</text:p>
      <text:p text:style-name="P3"/>
      <text:p text:style-name="P3">Musicos (<text:span text:style-name="T1">#id</text:span>, nombre, apellidos, tipo, nacionalidad)</text:p>
      <text:p text:style-name="P3">Grupo (<text:span text:style-name="T1">#id</text:span>, tipo, nacionalidad, nombre_artistico)</text:p>
      <text:p text:style-name="P3">Albumes (<text:span text:style-name="T1">#id</text:span>, fecha, titulo, productora)</text:p>
      <text:p text:style-name="P3">Canciones (<text:span text:style-name="T1">#id</text:span>, titulo, letra, duracion)</text:p>
      <text:p text:style-name="P3">Usuarios (<text:span text:style-name="T1">#id</text:span>, email, password, usuario)</text:p>
      <text:p text:style-name="P3"/>
      <text:p text:style-name="P3">Registrado (<text:span text:style-name="T1">#usuarios_id</text:span>)</text:p>
      <text:p text:style-name="P3"><text:tab/>usuarios_id → Usuarios (Not Null, M:C, B:C)</text:p>
      <text:p text:style-name="P3">Editor (<text:span text:style-name="T1">#usuarios_id</text:span>, componentes, num_registro, tipo_musica)</text:p>
      <text:p text:style-name="P3"><text:tab/>usuarios_id → Usuarios (Not Null, M:C, B:C)</text:p>
      <text:p text:style-name="P3">Premium (<text:span text:style-name="T1">#usuarios_id</text:span>, fecha_contrato, importe, fecha_fin)</text:p>
      <text:p text:style-name="P3"><text:tab/>usuarios_id → <text:span text:style-name="T2">Usuarios</text:span> (Not Null, M:C, B:C)</text:p>
      <text:p text:style-name="P3"/>
      <text:p text:style-name="P4">3. Relacion transformacion de M:<text:span text:style-name="T2">N</text:span></text:p>
      <text:p text:style-name="P3"/>
      <text:p text:style-name="P3">Musicos (<text:span text:style-name="T1">#id</text:span>, nombre, apellidos, tipo, nacionalidad)</text:p>
      <text:p text:style-name="P3">Grupo (<text:span text:style-name="T1">#id</text:span>, tipo, nacionalidad, nombre_artistico)</text:p>
      <text:p text:style-name="P3">Albumes (<text:span text:style-name="T1">#id</text:span>, fecha, titulo, productora)</text:p>
      <text:p text:style-name="P3">Canciones (<text:span text:style-name="T1">#id</text:span>, titulo, letra, duracion)</text:p>
      <text:p text:style-name="P3">Usuarios (<text:span text:style-name="T1">#id</text:span>, email, password, usuario)</text:p>
      <text:p text:style-name="P3"/>
      <text:p text:style-name="P3">Registrado (<text:span text:style-name="T1">#usuarios_id</text:span>)</text:p>
      <text:p text:style-name="P3"><text:tab/>usuarios_id → Usuarios (Not Null, M:C, B:C)</text:p>
      <text:p text:style-name="P3">Editor (<text:span text:style-name="T1">#usuarios_id</text:span>, componentes, num_registro, tipo_musica)</text:p>
      <text:p text:style-name="P3"><text:tab/>usuarios_id → Usuarios (Not Null, M:C, B:C)</text:p>
      <text:p text:style-name="P3">Premium (<text:span text:style-name="T1">#usuarios_id</text:span>, fecha_contrato, importe, fecha_fin)</text:p>
      <text:p text:style-name="P3"><text:tab/>usuarios_id → <text:span text:style-name="T2">Usuarios</text:span> (Not Null, M:C, B:C)</text:p>
      <text:p text:style-name="P3"/>
      <text:p text:style-name="P3">albumes_canciones (<text:span text:style-name="T1">#albumes_id, #canciones_id</text:span>)</text:p>
      <text:p text:style-name="P3"><text:tab/>albumes_id → Albumes (Not Null, M:R, B:R)</text:p>
      <text:p text:style-name="P3"><text:tab/>canciones_id → Canciones (Not Null, M:R, B:R)</text:p>
      <text:p text:style-name="P3"/>
      <text:p text:style-name="P3">usuarios_<text:span text:style-name="T3">esc_</text:span>canciones (<text:span text:style-name="T1">#usuarios_id, #canciones_id</text:span>, fecha, hora)</text:p>
      <text:p text:style-name="P3"><text:tab/>usuarios_id → Usuarios (Not Null, M:R, B:R)</text:p>
      <text:p text:style-name="P3"><text:tab/>canciones_id → Canciones (Not Null, M:R, B:R)</text:p>
      <text:p text:style-name="P3"/>
      <text:p text:style-name="P3">canciones_<text:span text:style-name="T3">des_</text:span>premium (<text:span text:style-name="T1">#canciones_id, #usuarios_id</text:span>, hora, fecha)</text:p>
      <text:p text:style-name="P5"><text:tab/>canciones_id → Canciones (Not Null, M:R, B:R)</text:p>
      <text:p text:style-name="P5"><text:soft-page-break/><text:tab/><text:span text:style-name="T2">usuarios_id → Premium </text:span>(Not Null, M:R, B:R)</text:p>
      <text:p text:style-name="P5"/>
      <text:p text:style-name="P6">4. <text:span text:style-name="T4">Relacion transformacion de </text:span>1:N</text:p>
      <text:p text:style-name="P5"/>
      <text:p text:style-name="P5">Grupo (<text:span text:style-name="T1">#id</text:span>, tipo, nacionalidad, nombre_artistico)</text:p>
      <text:p text:style-name="P5"/>
      <text:p text:style-name="P5">Usuarios (<text:span text:style-name="T1">#id</text:span>, email, password, usuario)</text:p>
      <text:p text:style-name="P5"/>
      <text:p text:style-name="P5">Registrado (<text:span text:style-name="T1">#usuarios_id</text:span>)</text:p>
      <text:p text:style-name="P5"><text:tab/>usuarios_id → Usuarios (Not Null, M:C, B:C)</text:p>
      <text:p text:style-name="P5">Editor (<text:span text:style-name="T1">#usuarios_id</text:span>, componentes, num_registro, tipo_musica)</text:p>
      <text:p text:style-name="P5"><text:tab/>usuarios_id → Usuarios (Not Null, M:C, B:C)</text:p>
      <text:p text:style-name="P5">Premium (<text:span text:style-name="T1">#usuarios_id</text:span>, fecha_contrato, importe, fecha_fin)</text:p>
      <text:p text:style-name="P5"><text:tab/>usuarios_id → <text:span text:style-name="T5">Usuarios</text:span> (Not Null, M:C, B:C)</text:p>
      <text:p text:style-name="P5"/>
      <text:p text:style-name="P5">albumes_canciones (<text:span text:style-name="T1">#albumes_id, #canciones_id</text:span>)</text:p>
      <text:p text:style-name="P5"><text:tab/>albumes_id → Albumes (Not Null, M:R, B:R)</text:p>
      <text:p text:style-name="P5"><text:tab/>canciones_id → Canciones (Not Null, M:R, B:R)</text:p>
      <text:p text:style-name="P5"/>
      <text:p text:style-name="P5">usuarios_canciones (<text:span text:style-name="T1">#usuarios_id, #canciones_id</text:span>, fecha, hora)</text:p>
      <text:p text:style-name="P5"><text:tab/>usuarios_id → Usuarios (Not Null, M:R, B:R)</text:p>
      <text:p text:style-name="P5"><text:tab/>canciones_id → Canciones (Not Null, M:R, B:R)</text:p>
      <text:p text:style-name="P5"/>
      <text:p text:style-name="P5">canciones_premium (<text:span text:style-name="T1">#canciones_id, #usuarios_id</text:span>, hora, fecha)</text:p>
      <text:p text:style-name="P5"><text:tab/>canciones_id → Canciones (Not Null, M:R, B:R)</text:p>
      <text:p text:style-name="P5"><text:tab/><text:span text:style-name="T2">usuarios_id → </text:span><text:span text:style-name="T5">Premium</text:span><text:span text:style-name="T2"> </text:span>(Not Null, M:R, B:R)</text:p>
      <text:p text:style-name="P5"/>
      <text:p text:style-name="P5">Musicos (<text:span text:style-name="T1">#id</text:span>, nombre, apellidos, tipo, nacionalidad, <text:span text:style-name="T6">grupo_id</text:span>)</text:p>
      <text:p text:style-name="P5"><text:tab/><text:span text:style-name="T2">grupo_id → Grupos </text:span>(Not Null, M:R, B:R)</text:p>
      <text:p text:style-name="P5"/>
      <text:p text:style-name="P5">Albumes (<text:span text:style-name="T1">#id</text:span>, fecha, titulo, productora, <text:span text:style-name="T6">grupo_id</text:span>)</text:p>
      <text:p text:style-name="P5"><text:tab/><text:span text:style-name="T2">grupo_id → Grupos </text:span>(Not Null, M:R, B:R)</text:p>
      <text:p text:style-name="P5"/>
      <text:p text:style-name="P5">Canciones (<text:span text:style-name="T1">#id</text:span>, titulo, letra, duracion, <text:span text:style-name="T6">usuario_id</text:span>)</text:p>
      <text:p text:style-name="P5"><text:tab/><text:span text:style-name="T2">usuario_id → Editor </text:span>(Not Null, M:R, B:R)</text:p>
      <text:p text:style-name="P5"/>
      <text:p text:style-name="P6">5. Modelo Relacional Definitivo</text:p>
      <text:p text:style-name="P7"/>
      <text:p text:style-name="P8">Grupo (<text:span text:style-name="T1">#id</text:span>, tipo, nacionalidad, nombre_artistico)</text:p>
      <text:p text:style-name="P8"/>
      <text:p text:style-name="P8">Usuarios (<text:span text:style-name="T1">#id</text:span>, email, password, usuario)</text:p>
      <text:p text:style-name="P8"/>
      <text:p text:style-name="P8">Registrado (<text:span text:style-name="T1">#usuarios_id</text:span>)</text:p>
      <text:p text:style-name="P8"><text:tab/>usuarios_id → Usuarios (Not Null, M:C, B:C)</text:p>
      <text:p text:style-name="P8">Editor (<text:span text:style-name="T1">#usuarios_id</text:span>, componentes, num_registro, tipo_musica)</text:p>
      <text:p text:style-name="P8"><text:tab/>usuarios_id → Usuarios (Not Null, M:C, B:C)</text:p>
      <text:p text:style-name="P8">Premium (<text:span text:style-name="T1">#usuarios_id</text:span>, fecha_contrato, importe, fecha_fin)</text:p>
      <text:p text:style-name="P8"><text:tab/>usuarios_id → <text:span text:style-name="T5">Usuarios</text:span> (Not Null, M:C, B:C)</text:p>
      <text:p text:style-name="P8"/>
      <text:p text:style-name="P8">albumes_canciones (<text:span text:style-name="T1">#albumes_id, #canciones_id</text:span>)</text:p>
      <text:p text:style-name="P8"><text:tab/>albumes_id → Albumes (Not Null, M:R, B:R)</text:p>
      <text:p text:style-name="P8"><text:tab/>canciones_id → Canciones (Not Null, M:R, B:R)</text:p>
      <text:p text:style-name="P8"/>
      <text:p text:style-name="P8"><text:soft-page-break/>usuarios_canciones (<text:span text:style-name="T1">#usuarios_id, #canciones_id</text:span>, fecha, hora)</text:p>
      <text:p text:style-name="P8"><text:tab/>usuarios_id → Usuarios (Not Null, M:R, B:R)</text:p>
      <text:p text:style-name="P8"><text:tab/>canciones_id → Canciones (Not Null, M:R, B:R)</text:p>
      <text:p text:style-name="P8"/>
      <text:p text:style-name="P8">canciones_premium (<text:span text:style-name="T1">#canciones_id, #usuarios_id</text:span>, hora, fecha)</text:p>
      <text:p text:style-name="P8"><text:tab/>canciones_id → Canciones (Not Null, M:R, B:R)</text:p>
      <text:p text:style-name="P8"><text:tab/><text:span text:style-name="T2">usuarios_id → </text:span><text:span text:style-name="T5">Premium</text:span><text:span text:style-name="T2"> </text:span>(Not Null, M:R, B:R)</text:p>
      <text:p text:style-name="P8"/>
      <text:p text:style-name="P8">Musicos (<text:span text:style-name="T1">#id</text:span>, nombre, apellidos, tipo, nacionalidad, <text:span text:style-name="T6">grupo_id</text:span>)</text:p>
      <text:p text:style-name="P8"><text:tab/><text:span text:style-name="T2">grupo_id → Grupos </text:span>(Not Null, M:R, B:R)</text:p>
      <text:p text:style-name="P8"/>
      <text:p text:style-name="P8">Albumes (<text:span text:style-name="T1">#id</text:span>, fecha, titulo, productora, <text:span text:style-name="T6">grupo_id</text:span>)</text:p>
      <text:p text:style-name="P8"><text:tab/><text:span text:style-name="T2">grupo_id → Grupos </text:span>(Not Null, M:R, B:R)</text:p>
      <text:p text:style-name="P8"/>
      <text:p text:style-name="P8">Canciones (<text:span text:style-name="T1">#id</text:span>, titulo, letra, duracion, <text:span text:style-name="T6">usuario_id</text:span>)</text:p>
      <text:p text:style-name="P8"><text:tab/><text:span text:style-name="T2">usuario_id → Editor </text:span>(Not Null, M:R, B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9:03:56.709145500</meta:creation-date>
    <dc:date>2025-11-28T09:33:58.514296200</dc:date>
    <meta:editing-duration>PT8M21S</meta:editing-duration>
    <meta:editing-cycles>2</meta:editing-cycles>
    <meta:generator>LibreOffice/25.8.2.2$Windows_X86_64 LibreOffice_project/d401f2107ccab8f924a8e2df40f573aab7605b6f</meta:generator>
    <meta:print-date>2025-11-28T09:27:11.936136600</meta:print-date>
    <meta:printed-by>Archivos PDF</meta:printed-by>
    <meta:document-statistic meta:table-count="0" meta:image-count="0" meta:object-count="0" meta:page-count="3" meta:paragraph-count="91" meta:word-count="513" meta:character-count="4097" meta:non-whitespace-character-count="3635"/>
  </office:meta>
</office:document-meta>
</file>